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9c731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9c731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9c731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9c731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9c731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9c731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9c731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9c731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9c731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9c731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9c731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9c731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9c731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9c731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9c731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9c731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9c731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Natalia Verónica Acuña Ru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6/10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15184738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Aner Daniel Acuñ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467012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11.76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5" meta:non-whitespace-character-count="997"/>
    <meta:template xlink:type="simple" xlink:actuate="onRequest" xlink:title="Normal" xlink:href=""/>
  </office:meta>
</office:document-meta>
</file>